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024154" officeooo:paragraph-rsid="00024154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24154" officeooo:paragraph-rsid="00024154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24154" officeooo:paragraph-rsid="00024154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24154" officeooo:paragraph-rsid="00024154" style:font-size-asian="12pt" style:font-weight-asian="bold" style:font-name-complex="Arial"/>
    </style:style>
    <style:style style:name="P14" style:family="paragraph" style:parent-style-name="Standard">
      <style:text-properties style:font-name="Arial" fo:font-style="normal" officeooo:rsid="0001cf77" officeooo:paragraph-rsid="0001cf77" style:font-style-asian="normal" style:font-name-complex="Arial" style:font-style-complex="normal"/>
    </style:style>
    <style:style style:name="P15" style:family="paragraph" style:parent-style-name="Standard">
      <style:text-properties style:font-name="Arial" fo:font-style="normal" officeooo:rsid="00024154" officeooo:paragraph-rsid="00024154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tyle="normal" officeooo:rsid="00024154" officeooo:paragraph-rsid="00024154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24154" officeooo:paragraph-rsid="00024154" style:font-weight-asian="normal" style:font-name-complex="Ari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style="normal" officeooo:rsid="00024154" style:font-size-asian="12pt" style:font-style-asian="normal" style:font-name-complex="Arial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weight="normal" officeooo:rsid="00024154" style:font-name-asian="Arial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fo:font-weight="normal" officeooo:rsid="00024154" style:font-size-asian="9pt" style:font-weight-asian="normal" style:font-name-complex="Ari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weight="bold" officeooo:rsid="00024154" style:font-weight-asian="bold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8pt" fo:font-style="normal" fo:font-weight="normal" officeooo:rsid="00024154" style:font-size-asian="8pt" style:font-style-asian="normal" style:font-weight-asian="normal" style:font-name-complex="Ari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8pt" fo:font-style="normal" officeooo:rsid="00024154" style:font-size-asian="8pt" style:font-style-asian="normal" style:font-name-complex="Arial" style:font-style-complex="normal"/>
    </style:style>
    <style:style style:name="P25" style:family="paragraph" style:parent-style-name="Standard">
      <style:text-properties style:font-name="Arial" fo:font-size="8pt" officeooo:rsid="00041178" officeooo:paragraph-rsid="00041178" style:font-size-asian="8pt" style:font-name-complex="Arial"/>
    </style:style>
    <style:style style:name="P26" style:family="paragraph" style:parent-style-name="Heading_20_1">
      <style:text-properties fo:font-size="12pt" style:font-size-asian="12pt"/>
    </style:style>
    <style:style style:name="P27" style:family="paragraph" style:parent-style-name="Heading_20_3">
      <style:text-properties fo:font-style="normal" officeooo:rsid="0001cf77" officeooo:paragraph-rsid="0001cf77" style:font-style-asian="normal" style:font-style-complex="normal"/>
    </style:style>
    <style:style style:name="T1" style:family="text">
      <style:text-properties officeooo:rsid="000241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6" text:outline-level="1">Caso de Uso</text:h>
          </table:table-cell>
          <table:table-cell table:style-name="Tabla1.B1" table:number-columns-spanned="5" office:value-type="string">
            <text:h text:style-name="P27" text:outline-level="3">Asignar horario personal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5">CU-25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4">Administrativo(I),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15">El miembro del personal tiene que estar contratado y registra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15">Se ha creado un registro de tipo horario al que podrá acceder el miembro del person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5">Álvaro López Jimén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9">17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>Propósito</text:p>
          </table:table-cell>
        </table:table-row>
        <table:table-row table:style-name="Tabla2.1">
          <table:table-cell table:style-name="Tabla2.A2" office:value-type="string">
            <text:p text:style-name="P16">Asignar al miembro del personal que se desee un registro en el sistema para que pueda consultar su horario.</text:p>
          </table:table-cell>
        </table:table-row>
      </table:table>
      <text:p text:style-name="P1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Resumen</text:p>
          </table:table-cell>
        </table:table-row>
        <table:table-row table:style-name="Tabla3.1">
          <table:table-cell table:style-name="Tabla3.A2" office:value-type="string">
            <text:p text:style-name="P19">El administrativo indicará al sistema que desea asignar un horario a un miembro del personal. Para ello deberá introducir un identificador del miembro. El sistema creará un registro de tipo horario y le pedirá al administrador que lo inicialice. Una vez lo rellene el administrativo y lo envíe al sistema recibirá un mensaje de confirmación.</text:p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0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8">A<text:span text:style-name="T1">dministrador: Indica al sistema que quiere asignar un horario a un miembro del personal identificado por un id.</text:span>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8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20">El sistema crea un registro de tipo horario y se lo devuelve al administrador para que lo inicialice.</text:p>
          </table:table-cell>
        </table:table-row>
        <table:table-row table:style-name="Tabla4.2">
          <table:table-cell table:style-name="Tabla4.A4" office:value-type="string">
            <text:p text:style-name="P13">3</text:p>
          </table:table-cell>
          <table:table-cell table:style-name="Tabla4.B4" office:value-type="string">
            <text:p text:style-name="P18">Administrador: Inicializa el horario y se lo pasa al sistema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  <table:table-row table:style-name="Tabla4.2">
          <table:table-cell table:style-name="Tabla4.A5" office:value-type="string">
            <text:p text:style-name="P12"/>
          </table:table-cell>
          <table:table-cell table:style-name="Tabla4.B5" office:value-type="string">
            <text:p text:style-name="P5"/>
          </table:table-cell>
          <table:table-cell table:style-name="Tabla4.C5" office:value-type="string">
            <text:p text:style-name="P6">4</text:p>
          </table:table-cell>
          <table:table-cell table:style-name="Tabla4.D5" office:value-type="string">
            <text:p text:style-name="P21">El sistema actualizará los cambios y le enviará al administrador un mensaje de confirmación.</text:p>
          </table:table-cell>
        </table:table-row>
        <table:table-row table:style-name="Tabla4.2">
          <table:table-cell table:style-name="Tabla4.A6" office:value-type="string">
            <text:p text:style-name="P13">5</text:p>
          </table:table-cell>
          <table:table-cell table:style-name="Tabla4.B6" office:value-type="string">
            <text:p text:style-name="P18">Administrador: Recibe un mensaje de confirmación del sistema.</text:p>
          </table:table-cell>
          <table:table-cell table:style-name="Tabla4.C6" office:value-type="string">
            <text:p text:style-name="P4"/>
          </table:table-cell>
          <table:table-cell table:style-name="Tabla4.D6" office:value-type="string">
            <text:p text:style-name="P5"/>
          </table:table-cell>
        </table:table-row>
      </table:table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0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1">3</text:span>a</text:p>
          </table:table-cell>
          <table:table-cell table:style-name="Tabla5.B2" table:number-columns-spanned="4" office:value-type="string">
            <text:p text:style-name="P20">El administrador recibe un mensaje de error si el identificador del miembro del personal no es válido. 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22">5a</text:p>
          </table:table-cell>
          <table:table-cell table:style-name="Tabla5.B3" table:number-columns-spanned="4" office:value-type="string">
            <text:p text:style-name="P18">El administrador recibe un mensaje de error si ha habido algún problema a la hora de inicializar el registro horario del miembro del personal y se le ofrece la posibilidad de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0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1">Moderada, dependerá del número de miembros del personal de la clínica.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1">Moderado, con tiempo de respuesta aceptable.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3">Moderad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4">Moderad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3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4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0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7:15.888930390</dc:date>
    <meta:print-date>2012-03-13T15:37:00</meta:print-date>
    <meta:editing-cycles>10</meta:editing-cycles>
    <meta:editing-duration>PT33M24S</meta:editing-duration>
    <meta:generator>LibreOffice/5.4.6.2$Linux_X86_64 LibreOffice_project/40m0$Build-2</meta:generator>
    <meta:document-statistic meta:table-count="5" meta:image-count="0" meta:object-count="0" meta:page-count="1" meta:paragraph-count="52" meta:word-count="297" meta:character-count="1850" meta:non-whitespace-character-count="1604"/>
  </office:meta>
</office:document-meta>
</file>